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53.35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76.59pt"/>
    </style:style>
    <style:style style:name="co6" style:family="table-column">
      <style:table-column-properties fo:break-before="auto" style:column-width="102.7pt"/>
    </style:style>
    <style:style style:name="co7" style:family="table-column">
      <style:table-column-properties fo:break-before="auto" style:column-width="106.7pt"/>
    </style:style>
    <style:style style:name="co8" style:family="table-column">
      <style:table-column-properties fo:break-before="auto" style:column-width="170.25pt"/>
    </style:style>
    <style:style style:name="co9" style:family="table-column">
      <style:table-column-properties fo:break-before="auto" style:column-width="273pt"/>
    </style:style>
    <style:style style:name="co10" style:family="table-column">
      <style:table-column-properties fo:break-before="auto" style:column-width="997.71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2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3.54pt" fo:break-before="auto" style:use-optimal-row-height="true"/>
    </style:style>
    <style:style style:name="ro3" style:family="table-row">
      <style:table-row-properties style:row-height="47.7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5.19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8pt" style:font-size-complex="8pt"/>
    </style:style>
    <style:style style:name="T3" style:family="text">
      <style:text-properties style:use-window-font-color="true" style:font-name="Cambri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use-window-font-color="true" style:font-name="Cambria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Cambri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12" table:default-cell-style-name="Default"/>
        <table:table-column table:style-name="co11" table:number-columns-repeated="998" table:default-cell-style-name="Default"/>
        <table:table-row table:style-name="ro1">
          <table:table-cell table:style-name="ce15" office:value-type="string" calcext:value-type="string">
            <text:p><text:a xlink:href="http://s.no/" xlink:type="simple">S.NO</text:a></text:p>
          </table:table-cell>
          <table:table-cell table:style-name="ce17" office:value-type="string" calcext:value-type="string">
            <text:p>Department</text:p>
          </table:table-cell>
          <table:table-cell table:style-name="ce17" office:value-type="string" calcext:value-type="string">
            <text:p>Employee Name</text:p>
          </table:table-cell>
          <table:table-cell table:style-name="ce17" office:value-type="string" calcext:value-type="string">
            <text:p>E- Mail Id</text:p>
          </table:table-cell>
          <table:table-cell table:style-name="ce17" office:value-type="string" calcext:value-type="string">
            <text:p>Contact Number</text:p>
          </table:table-cell>
          <table:table-cell table:style-name="ce17" office:value-type="string" calcext:value-type="string">
            <text:p>Verticles</text:p>
          </table:table-cell>
          <table:table-cell table:style-name="ce17" office:value-type="string" calcext:value-type="string">
            <text:p>Module</text:p>
          </table:table-cell>
          <table:table-cell table:style-name="ce17" office:value-type="string" calcext:value-type="string">
            <text:p>Goal set for November,2019</text:p>
          </table:table-cell>
          <table:table-cell table:style-name="ce17" office:value-type="string" calcext:value-type="string">
            <text:p>Goal Achieved for the month of November,2019</text:p>
          </table:table-cell>
          <table:table-cell table:style-name="ce17" office:value-type="string" calcext:value-type="string">
            <text:p>Goal set for December,2019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5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12" office:value-type="string" calcext:value-type="string">
            <text:p>Angular Migration(Website)</text:p>
          </table:table-cell>
          <table:table-cell table:style-name="ce8" office:value-type="string" calcext:value-type="string">
            <text:p>Home Page</text:p>
          </table:table-cell>
          <table:table-cell table:style-name="ce8" office:value-type="string" calcext:value-type="string">
            <text:p>Hompage all UI design with API</text:p>
            <text:p> Functionalities Include Header and Footer.</text:p>
            <text:p> (Live)</text:p>
          </table:table-cell>
          <table:table-cell table:style-name="ce8" office:value-type="string" calcext:value-type="string">
            <text:p>Code Review</text:p>
            <text:p> Code analysis</text:p>
            <text:p> Website-QA Deployed </text:p>
            <text:p><text:span text:style-name="T3">Description</text:span>:Header Component navbar UI design and Functionality</text:p>
            <text:p> with API. Routing to Different pages in Header Component. </text:p>
            <text:p>UI design for About uspage ,Community Page, SingleRoom ,SharedRoom </text:p>
            <text:p>,Couple Room With Ngu-carosel UI with Functionalites.</text:p>
            <text:p>See what our Members Say… new Carosel Cards. Our Features tabs</text:p>
            <text:p> UI design. And Footer Component UI design.</text:p>
          </table:table-cell>
          <table:table-cell table:style-name="ce10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5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12" office:value-type="string" calcext:value-type="string">
            <text:p>Angular Migration(Website)</text:p>
          </table:table-cell>
          <table:table-cell table:style-name="ce8" office:value-type="string" calcext:value-type="string">
            <text:p>Search</text:p>
          </table:table-cell>
          <table:table-cell table:style-name="ce9" office:value-type="string" calcext:value-type="string">
            <text:p>Search Logic UI design with API key based on </text:p>
            <text:p>Searching Different Properties (Live)</text:p>
          </table:table-cell>
          <table:table-cell table:style-name="ce8" office:value-type="string" calcext:value-type="string">
            <text:p>Code Review</text:p>
            <text:p> Code analysis</text:p>
            <text:p> Website-QA Deployed</text:p>
            <text:p><text:span text:style-name="T4"> </text:span><text:span text:style-name="T5">Description</text:span>:Search UI design with Functionality based on </text:p>
            <text:p>Google API showing different property lis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6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12" office:value-type="string" calcext:value-type="string">
            <text:p>Angular Migration(Website)</text:p>
          </table:table-cell>
          <table:table-cell table:style-name="ce8" office:value-type="string" calcext:value-type="string">
            <text:p>Property Listing Page</text:p>
          </table:table-cell>
          <table:table-cell table:style-name="ce8" office:value-type="string" calcext:value-type="string">
            <text:p>Propertylisting Page In Property and Similar</text:p>
            <text:p> Properties (Live)</text:p>
          </table:table-cell>
          <table:table-cell table:style-name="ce4" office:value-type="string" calcext:value-type="string">
            <text:p><text:span text:style-name="T1">Code Review </text:span></text:p>
            <text:p><text:span text:style-name="T1">Code analysis </text:span></text:p>
            <text:p><text:span text:style-name="T1">Website-QA Deployed</text:span></text:p>
            <text:p><text:span text:style-name="T6">Description</text:span><text:span text:style-name="T1">: Propertylisting page connecting with API get all details</text:span></text:p>
            <text:p><text:span text:style-name="T1"> Of Property cards and Similar properties</text:span></text:p>
          </table:table-cell>
          <table:table-cell table:style-name="ce11"/>
          <table:table-cell table:number-columns-repeated="1014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7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4" office:value-type="string" calcext:value-type="string">
            <text:p><text:span text:style-name="T1">Angular Migration(Website</text:span>)</text:p>
          </table:table-cell>
          <table:table-cell table:style-name="ce12" office:value-type="string" calcext:value-type="string">
            <text:p><text:span text:style-name="T1">Detailed Propertylisting </text:span></text:p>
            <text:p><text:span text:style-name="T1">Page</text:span></text:p>
          </table:table-cell>
          <table:table-cell table:style-name="ce8" office:value-type="string" calcext:value-type="string">
            <text:p>Each property card configuring with</text:p>
            <text:p> Different API (Live)</text:p>
          </table:table-cell>
          <table:table-cell table:style-name="ce4" office:value-type="string" calcext:value-type="string">
            <text:p><text:span text:style-name="T1">Code Review</text:span></text:p>
            <text:p><text:span text:style-name="T1">Code analysis </text:span></text:p>
            <text:p><text:span text:style-name="T1">Website-QA Deployed </text:span></text:p>
            <text:p><text:span text:style-name="T6">Description</text:span><text:span text:style-name="T1">:here we are Each property connecting to multiple API’S</text:span></text:p>
            <text:p><text:span text:style-name="T1"> and Map inside showing distance between property and Bus stop, </text:span></text:p>
            <text:p><text:span text:style-name="T1">airport and Railway station...etc. Polygan UI design with API Functionality</text:span>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ech</text:p>
          </table:table-cell>
          <table:table-cell table:style-name="ce4" office:value-type="string" calcext:value-type="string">
            <text:p>Vikram</text:p>
          </table:table-cell>
          <table:table-cell table:style-name="ce7" office:value-type="string" calcext:value-type="string">
            <text:p><text:a xlink:href="mailto:pabbojuvikram@gmail.com" xlink:type="simple">pabbojuvikram@gmail.com</text:a></text:p>
          </table:table-cell>
          <table:table-cell table:style-name="ce2" office:value-type="float" office:value="9902928618" calcext:value-type="float">
            <text:p>9902928618</text:p>
          </table:table-cell>
          <table:table-cell table:style-name="ce12" office:value-type="string" calcext:value-type="string">
            <text:p>Angular Migration(Website)</text:p>
          </table:table-cell>
          <table:table-cell table:style-name="ce12" office:value-type="string" calcext:value-type="string">
            <text:p>Filter and Map Functionality</text:p>
          </table:table-cell>
          <table:table-cell table:style-name="ce12" office:value-type="string" calcext:value-type="string">
            <text:p><text:span text:style-name="T2">Based On Property showing in Map filtering</text:span></text:p>
            <text:p><text:span text:style-name="T2"> Property</text:span></text:p>
          </table:table-cell>
          <table:table-cell table:style-name="ce4" office:value-type="string" calcext:value-type="string">
            <text:p><text:span text:style-name="T1">Code analysis </text:span></text:p>
            <text:p><text:span text:style-name="T1">Code Review </text:span></text:p>
            <text:p><text:span text:style-name="T1">Website-QA Deployed </text:span></text:p>
            <text:p><text:span text:style-name="T6">Description</text:span><text:span text:style-name="T1">:Filter more Based on Range of property rate we are filter</text:span></text:p>
            <text:p><text:span text:style-name="T1"> Properties and as well as we need to show the map.</text:span></text:p>
          </table:table-cell>
          <table:table-cell table:style-name="ce12"/>
          <table:table-cell table:style-name="ce14" table:number-columns-repeated="8"/>
          <table:table-cell table:number-columns-repeated="1006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6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14"/>
          <table:table-cell table:number-columns-repeated="1014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9:41:21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dc:date>2019-12-11T19:36:06.326000000</dc:date>
    <meta:editing-duration>PT12M19S</meta:editing-duration>
    <meta:editing-cycles>24</meta:editing-cycles>
    <meta:document-statistic meta:table-count="1" meta:cell-count="55" meta:object-count="0"/>
  </office:meta>
</office:document-meta>
</file>